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 style:font-size-asian="12pt" style:font-size-complex="12pt" style:font-weight-asian="bold" style:font-weight-complex="bold"/>
    </style:style>
    <style:style style:family="paragraph" style:name="P2" style:parent-style-name="UrbanBody">
      <style:text-properties fo:font-size="10.5pt" style:font-name="Arial" style:font-size-asian="10.5pt" style:font-size-complex="10.5pt"/>
    </style:style>
    <style:style style:family="paragraph" style:name="P3" style:parent-style-name="UrbanBody">
      <style:paragraph-properties fo:text-align="justify" style:justify-single-word="false"/>
      <style:text-properties fo:font-size="10.5pt" style:font-name="Arial" style:font-size-asian="10.5pt" style:font-size-complex="10.5pt"/>
    </style:style>
    <style:style style:family="paragraph" style:name="P4" style:parent-style-name="UrbanBody">
      <style:paragraph-properties fo:text-align="justify" style:justify-single-word="false"/>
      <style:text-properties fo:font-size="10.5pt" officeooo:paragraph-rsid="00254598" style:font-name="Arial" style:font-size-asian="10.5pt" style:font-size-complex="10.5pt"/>
    </style:style>
    <style:style style:family="paragraph" style:name="P5" style:parent-style-name="UrbanBody">
      <style:paragraph-properties fo:text-align="justify" style:justify-single-word="false"/>
      <style:text-properties fo:font-size="10.5pt" officeooo:paragraph-rsid="00318e78" style:font-name="Arial" style:font-size-asian="10.5pt" style:font-size-complex="10.5pt"/>
    </style:style>
    <style:style style:family="paragraph" style:name="P6" style:parent-style-name="UrbanBody">
      <style:paragraph-properties fo:text-align="justify" style:justify-single-word="false"/>
      <style:text-properties fo:font-size="10.5pt" officeooo:paragraph-rsid="001beed8" officeooo:rsid="001beed8" style:font-name="Arial" style:font-size-asian="10.5pt" style:font-size-complex="10.5pt"/>
    </style:style>
    <style:style style:family="paragraph" style:name="P7" style:parent-style-name="UrbanBody">
      <style:paragraph-properties fo:text-align="justify" style:justify-single-word="false"/>
      <style:text-properties fo:font-size="10.5pt" officeooo:paragraph-rsid="00215c28" officeooo:rsid="001beed8" style:font-name="Arial" style:font-size-asian="10.5pt" style:font-size-complex="10.5pt"/>
    </style:style>
    <style:style style:family="paragraph" style:name="P8" style:parent-style-name="UrbanBody">
      <style:paragraph-properties fo:text-align="justify" style:justify-single-word="false"/>
      <style:text-properties fo:font-size="10.5pt" officeooo:paragraph-rsid="0034ba06" officeooo:rsid="001beed8" style:font-name="Arial" style:font-size-asian="10.5pt" style:font-size-complex="10.5pt"/>
    </style:style>
    <style:style style:family="paragraph" style:name="P9" style:parent-style-name="UrbanBody">
      <style:paragraph-properties fo:text-align="end" style:justify-single-word="false"/>
      <style:text-properties fo:font-size="10.5pt" officeooo:paragraph-rsid="00292575" officeooo:rsid="001dc90b" style:font-name="Arial" style:font-size-asian="10.5pt" style:font-size-complex="10.5pt"/>
    </style:style>
    <style:style style:family="paragraph" style:name="P10" style:parent-style-name="UrbanBody">
      <style:text-properties fo:font-size="10.5pt" officeooo:paragraph-rsid="0024c33e" style:font-name="Arial" style:font-size-asian="10.5pt" style:font-size-complex="10.5pt"/>
    </style:style>
    <style:style style:family="paragraph" style:name="P11" style:parent-style-name="UrbanBody">
      <style:text-properties fo:font-size="10.5pt" style:font-name="Arial" style:font-size-asian="9.14999961853027pt" style:font-size-complex="10.5pt"/>
    </style:style>
    <style:style style:family="paragraph" style:name="P12" style:parent-style-name="UrbanBody">
      <style:paragraph-properties fo:text-align="justify" style:justify-single-word="false"/>
      <style:text-properties fo:font-size="10.5pt" officeooo:rsid="001beed8" style:font-name="Arial" style:font-size-asian="10.5pt" style:font-size-complex="10.5pt" style:text-line-through-style="none" style:text-line-through-type="none"/>
    </style:style>
    <style:style style:family="paragraph" style:name="P13" style:parent-style-name="UrbanTitle">
      <style:text-properties fo:font-size="14pt" style:font-name="Arial" style:font-size-asian="14pt" style:font-size-complex="14pt" style:text-underline-style="none"/>
    </style:style>
    <style:style style:family="paragraph" style:name="P14" style:parent-style-name="UrbanTitle">
      <style:text-properties fo:font-size="14pt" style:font-name="Arial" style:font-size-asian="14pt" style:font-size-complex="14pt" style:text-underline-style="none"/>
    </style:style>
    <style:style style:family="paragraph" style:name="P15">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style-complex="normal" style:font-weight-asian="normal" style:font-weight-complex="normal"/>
    </style:style>
    <style:style style:family="text" style:name="T2">
      <style:text-properties fo:font-style="normal" fo:font-weight="normal" style:font-style-asian="normal" style:font-weight-asian="normal" style:font-weight-complex="normal" style:text-underline-style="none"/>
    </style:style>
    <style:style style:family="text" style:name="T3">
      <style:text-properties fo:font-weight="bold" style:font-weight-asian="bold" style:font-weight-complex="bold"/>
    </style:style>
    <style:style style:family="text" style:name="T4">
      <style:text-properties style:text-line-through-style="none" style:text-line-through-type="none"/>
    </style:style>
    <style:style style:family="text" style:name="T5">
      <style:text-properties officeooo:rsid="00318e78" style:text-line-through-style="none" style:text-line-through-type="none"/>
    </style:style>
    <style:style style:family="text" style:name="T6">
      <style:text-properties officeooo:rsid="001b2579"/>
    </style:style>
    <style:style style:family="text" style:name="T7">
      <style:text-properties officeooo:rsid="001c8461"/>
    </style:style>
    <style:style style:family="text" style:name="T8">
      <style:text-properties officeooo:rsid="00215c28"/>
    </style:style>
    <style:style style:family="text" style:name="T9">
      <style:text-properties officeooo:rsid="0022de2e"/>
    </style:style>
    <style:style style:family="text" style:name="T10">
      <style:text-properties officeooo:rsid="002f3a71"/>
    </style:style>
    <style:style style:family="text" style:name="T11">
      <style:text-properties fo:background-color="transparent" loext:char-shading-value="0" officeooo:rsid="0034ba06" style:use-window-font-color="true"/>
    </style:style>
    <style:style style:family="text" style:name="T12">
      <style:text-properties fo:background-color="transparent" loext:char-shading-value="0" officeooo:rsid="00417286" style:use-window-font-color="true"/>
    </style:style>
    <style:style style:family="text" style:name="T13">
      <style:text-properties fo:background-color="transparent" loext:char-shading-value="0" officeooo:rsid="004368b4" style:use-window-font-color="true"/>
    </style:style>
    <style:style style:family="text" style:name="T14">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5">
      <style:text-properties fo:background-color="transparent"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ge" style:number-wrapped-paragraphs="no-limit" style:shadow="none" style:vertical-pos="from-top" style:vertical-rel="page" style:wrap="run-through"/>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name="Cadre2" draw:style-name="fr1" draw:z-index="0" svg:width="7.128cm" svg:x="2cm" svg:y="2cm" text:anchor-page-number="1" text:anchor-type="page">
        <draw:text-box fo:min-height="5.226cm">
          <text:p text:style-name="P1"><office:annotation><dc:creator>Gauthier Bastien</dc:creator><dc:date>2011-01-13T14:56:41</dc:date><text:p text:style-name="P15"><text:span text:style-name="T14">do text</text:span></text:p><text:p text:style-name="P15"><text:span text:style-name="T14">from document(at=header, format='odt')</text:span></text:p></office:annotation><text:span text:style-name="T1">Import depuis header.odt</text:span></text:p>
        </draw:text-box>
      </draw:frame>
      <text:p text:style-name="P9"><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11"/>
      <text:p text:style-name="P13">Récépissé de dépôt d'une demande de permis <text:span text:style-name="T10">intégré</text:span></text:p>
      <text:p text:style-name="P13"/>
      <text:p text:style-name="P2"/>
      <text:p text:style-name="P10"/>
      <text:p text:style-name="P3">Je soussigné,</text:p>
      <text:p text:style-name="P3"/>
      <text:p text:style-name="P4">mandaté par <text:span text:style-name="T6">la Commune</text:span> de <text:text-input text:description="">tool.getCityName()</text:text-input>, conformément aux dispositions <text:span text:style-name="T8">du décret du 5 février 2015 relatif aux implantations commerciales</text:span>,</text:p>
      <text:p text:style-name="P3"/>
      <text:p text:style-name="P3">certifie que <text:span text:style-name="T3"><text:text-input text:description="Signalétique des demandeurs">self.getApplicantsSignaletic()</text:text-input></text:span></text:p>
      <text:p text:style-name="P3"/>
      <text:p text:style-name="P5"><office:annotation><dc:creator>bleybaert</dc:creator><dc:date>2018-07-16T14:51:32</dc:date><loext:sender-initials>ble</loext:sender-initials><text:p text:style-name="P15"><text:span text:style-name="T15">do text if self.hasSingleApplicant()</text:span></text:p><text:p text:style-name="P15"><text:span text:style-name="T15"/></text:p></office:annotation><text:span text:style-name="T4">a déposé un dossier relatif à une demande de permis </text:span><text:span text:style-name="T5">intégré</text:span><text:span text:style-name="T4"> ayant pour objet "</text:span><text:span text:style-name="T4"><text:text-input text:description="Objet du permis">self.getLicenceSubject()</text:text-input></text:span><text:span text:style-name="T4">", </text:span><text:span text:style-name="T5">à l'adresse </text:span><text:span text:style-name="T5"><text:text-input text:description="Lieu des travaux">self.getWorkLocationSignaletic()</text:text-input></text:span><text:span text:style-name="T5"><text:s/>et cadastré </text:span><text:span text:style-name="T5"><text:text-input text:description="Détails des parcelles">licence_view.get_parcels()</text:text-input></text:span><text:span text:style-name="T4">.</text:span></text:p>
      <text:p text:style-name="P5"><text:span text:style-name="T4"><office:annotation><dc:creator>bleybaert</dc:creator><dc:date>2018-07-16T14:51:32</dc:date><loext:sender-initials>ble</loext:sender-initials><text:p text:style-name="P15"><text:span text:style-name="T15">do text if not self.hasSingleApplicant()</text:span></text:p><text:p text:style-name="P15"><text:span text:style-name="T15"/></text:p></office:annotation></text:span><text:span text:style-name="T5">ont</text:span><text:span text:style-name="T4"> déposé un dossier relatif à une demande de permis </text:span><text:span text:style-name="T5">intégré</text:span><text:span text:style-name="T4"> ayant pour objet "</text:span><text:span text:style-name="T4"><text:text-input text:description="Objet du permis">self.getLicenceSubject()</text:text-input></text:span><text:span text:style-name="T4">", </text:span><text:span text:style-name="T5">à l'adresse </text:span><text:span text:style-name="T5"><text:text-input text:description="Lieu des travaux">self.getWorkLocationSignaletic()</text:text-input></text:span><text:span text:style-name="T5"><text:s/>et cadastré </text:span><text:span text:style-name="T5"><text:text-input text:description="Détails des parcelles">licence_view.get_parcels()</text:text-input></text:span><text:span text:style-name="T4">.</text:span></text:p>
      <text:p text:style-name="P12"/>
      <text:p text:style-name="P7"><office:annotation><dc:creator>bleybaert</dc:creator><dc:date>2018-11-20T11:43:28.609595569</dc:date><loext:sender-initials>ble</loext:sender-initials><text:p text:style-name="P15"><text:span text:style-name="T15">do text if "DGO3" in licence_helper.regional_authority and "DGO4" in licence_helper.regional_authority</text:span></text:p></office:annotation>Dans les <text:span text:style-name="T9">3</text:span> jours <text:span text:style-name="T9">ouvrables</text:span> de la présente, votre dossier <text:span text:style-name="T8">sera transmis à la </text:span><text:span text:style-name="T11">DGO6, ainsi qu'à la DGO3 et DGO4</text:span><text:span text:style-name="T8"> qui vous communiqueront </text:span>la complétude du dossier ou le <text:span text:style-name="T7">relevé</text:span> des pièces manquantes.</text:p>
      <text:p text:style-name="P8"><office:annotation><dc:creator>bleybaert</dc:creator><dc:date>2018-11-20T11:43:35.570560569</dc:date><loext:sender-initials>ble</loext:sender-initials><text:p text:style-name="P15"><text:span text:style-name="T15">do text if <text:s/>"DGO3" in licence_helper.regional_authority and not "DGO4" in licence_helper.regional_authority</text:span></text:p></office:annotation>Dans les <text:span text:style-name="T9">3</text:span> jours <text:span text:style-name="T9">ouvrables</text:span> de la présente, votre dossier <text:span text:style-name="T8">sera transmis à la </text:span><text:span text:style-name="T11">DGO6, ainsi qu'à la DGO3</text:span><text:span text:style-name="T8"> qui vous communiqueront </text:span>la complétude du dossier ou le <text:span text:style-name="T7">relevé</text:span> des pièces manquantes.</text:p>
      <text:p text:style-name="P8"><office:annotation><dc:creator>bleybaert</dc:creator><dc:date>2018-11-20T11:43:39.162220459</dc:date><loext:sender-initials>ble</loext:sender-initials><text:p text:style-name="P15"><text:span text:style-name="T15">do text if "DGO4" in licence_helper.regional_authority and not "DGO3" in licence_helper.regional_authority</text:span></text:p></office:annotation>Dans les <text:span text:style-name="T9">3</text:span> jours <text:span text:style-name="T9">ouvrables</text:span> de la présente, votre dossier <text:span text:style-name="T8">sera transmis à la </text:span><text:span text:style-name="T11">DGO6, ainsi qu'à la DGO</text:span><text:span text:style-name="T13">4 </text:span><text:span text:style-name="T12">q</text:span><text:span text:style-name="T8">ui vous communiqueront </text:span>la complétude du dossier ou le <text:span text:style-name="T7">relevé</text:span> des pièces manquantes.</text:p>
      <text:p text:style-name="P6"/>
      <text:p text:style-name="P6">Le présent document ne signifie nullement que le dossier déposé est considéré comme complet et n'a nullement valeur d'accusé de réception au sens de l'article D.IV.33. du CoDT ou des Arrêtés d'exécutions relatifs au permis d'environnement.</text:p>
      <text:p text:style-name="P3"/>
      <text:p text:style-name="P3"/>
      <text:p text:style-name="P2"><text:text-input text:description="Délivré à xxx le xxx">urbanEventObj.getFormattedDate(forDelivery=True)</text:text-input></text:p>
      <text:p text:style-name="P2"/>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 style:font-size-asian="12pt" style:font-size-complex="12pt" style:font-weight-asian="bold" style:font-weight-complex="bold"/>
    </style:style>
    <style:style style:family="paragraph" style:name="P2" style:parent-style-name="UrbanBody">
      <style:text-properties fo:font-size="10.5pt" style:font-name="Arial" style:font-size-asian="10.5pt" style:font-size-complex="10.5pt"/>
    </style:style>
    <style:style style:family="paragraph" style:name="P3" style:parent-style-name="UrbanBody">
      <style:paragraph-properties fo:text-align="justify" style:justify-single-word="false"/>
      <style:text-properties fo:font-size="10.5pt" style:font-name="Arial" style:font-size-asian="10.5pt" style:font-size-complex="10.5pt"/>
    </style:style>
    <style:style style:family="paragraph" style:name="P4" style:parent-style-name="UrbanBody">
      <style:paragraph-properties fo:text-align="justify" style:justify-single-word="false"/>
      <style:text-properties fo:font-size="10.5pt" officeooo:paragraph-rsid="00254598" style:font-name="Arial" style:font-size-asian="10.5pt" style:font-size-complex="10.5pt"/>
    </style:style>
    <style:style style:family="paragraph" style:name="P5" style:parent-style-name="UrbanBody">
      <style:paragraph-properties fo:text-align="justify" style:justify-single-word="false"/>
      <style:text-properties fo:font-size="10.5pt" officeooo:paragraph-rsid="00318e78" style:font-name="Arial" style:font-size-asian="10.5pt" style:font-size-complex="10.5pt"/>
    </style:style>
    <style:style style:family="paragraph" style:name="P6" style:parent-style-name="UrbanBody">
      <style:paragraph-properties fo:text-align="justify" style:justify-single-word="false"/>
      <style:text-properties fo:font-size="10.5pt" officeooo:paragraph-rsid="001beed8" officeooo:rsid="001beed8" style:font-name="Arial" style:font-size-asian="10.5pt" style:font-size-complex="10.5pt"/>
    </style:style>
    <style:style style:family="paragraph" style:name="P7" style:parent-style-name="UrbanBody">
      <style:paragraph-properties fo:text-align="justify" style:justify-single-word="false"/>
      <style:text-properties fo:font-size="10.5pt" officeooo:paragraph-rsid="00215c28" officeooo:rsid="001beed8" style:font-name="Arial" style:font-size-asian="10.5pt" style:font-size-complex="10.5pt"/>
    </style:style>
    <style:style style:family="paragraph" style:name="P8" style:parent-style-name="UrbanBody">
      <style:paragraph-properties fo:text-align="justify" style:justify-single-word="false"/>
      <style:text-properties fo:font-size="10.5pt" officeooo:paragraph-rsid="0034ba06" officeooo:rsid="001beed8" style:font-name="Arial" style:font-size-asian="10.5pt" style:font-size-complex="10.5pt"/>
    </style:style>
    <style:style style:family="paragraph" style:name="P9" style:parent-style-name="UrbanBody">
      <style:paragraph-properties fo:text-align="end" style:justify-single-word="false"/>
      <style:text-properties fo:font-size="10.5pt" officeooo:paragraph-rsid="00292575" officeooo:rsid="001dc90b" style:font-name="Arial" style:font-size-asian="10.5pt" style:font-size-complex="10.5pt"/>
    </style:style>
    <style:style style:family="paragraph" style:name="P10" style:parent-style-name="UrbanBody">
      <style:text-properties fo:font-size="10.5pt" officeooo:paragraph-rsid="0024c33e" style:font-name="Arial" style:font-size-asian="10.5pt" style:font-size-complex="10.5pt"/>
    </style:style>
    <style:style style:family="paragraph" style:name="P11" style:parent-style-name="UrbanBody">
      <style:text-properties fo:font-size="10.5pt" style:font-name="Arial" style:font-size-asian="9.14999961853027pt" style:font-size-complex="10.5pt"/>
    </style:style>
    <style:style style:family="paragraph" style:name="P12" style:parent-style-name="UrbanBody">
      <style:paragraph-properties fo:text-align="justify" style:justify-single-word="false"/>
      <style:text-properties fo:font-size="10.5pt" officeooo:rsid="001beed8" style:font-name="Arial" style:font-size-asian="10.5pt" style:font-size-complex="10.5pt" style:text-line-through-style="none" style:text-line-through-type="none"/>
    </style:style>
    <style:style style:family="paragraph" style:name="P13" style:parent-style-name="UrbanTitle">
      <style:text-properties fo:font-size="14pt" style:font-name="Arial" style:font-size-asian="14pt" style:font-size-complex="14pt" style:text-underline-style="none"/>
    </style:style>
    <style:style style:family="paragraph" style:name="P14" style:parent-style-name="UrbanTitle">
      <style:text-properties fo:font-size="14pt" style:font-name="Arial" style:font-size-asian="14pt" style:font-size-complex="14pt" style:text-underline-style="none"/>
    </style:style>
    <style:style style:family="paragraph" style:name="P15">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style-complex="normal" style:font-weight-asian="normal" style:font-weight-complex="normal"/>
    </style:style>
    <style:style style:family="text" style:name="T2">
      <style:text-properties fo:font-style="normal" fo:font-weight="normal" style:font-style-asian="normal" style:font-weight-asian="normal" style:font-weight-complex="normal" style:text-underline-style="none"/>
    </style:style>
    <style:style style:family="text" style:name="T3">
      <style:text-properties fo:font-weight="bold" style:font-weight-asian="bold" style:font-weight-complex="bold"/>
    </style:style>
    <style:style style:family="text" style:name="T4">
      <style:text-properties style:text-line-through-style="none" style:text-line-through-type="none"/>
    </style:style>
    <style:style style:family="text" style:name="T5">
      <style:text-properties officeooo:rsid="00318e78" style:text-line-through-style="none" style:text-line-through-type="none"/>
    </style:style>
    <style:style style:family="text" style:name="T6">
      <style:text-properties officeooo:rsid="001b2579"/>
    </style:style>
    <style:style style:family="text" style:name="T7">
      <style:text-properties officeooo:rsid="001c8461"/>
    </style:style>
    <style:style style:family="text" style:name="T8">
      <style:text-properties officeooo:rsid="00215c28"/>
    </style:style>
    <style:style style:family="text" style:name="T9">
      <style:text-properties officeooo:rsid="0022de2e"/>
    </style:style>
    <style:style style:family="text" style:name="T10">
      <style:text-properties officeooo:rsid="002f3a71"/>
    </style:style>
    <style:style style:family="text" style:name="T11">
      <style:text-properties fo:background-color="transparent" loext:char-shading-value="0" officeooo:rsid="0034ba06" style:use-window-font-color="true"/>
    </style:style>
    <style:style style:family="text" style:name="T12">
      <style:text-properties fo:background-color="transparent" loext:char-shading-value="0" officeooo:rsid="00417286" style:use-window-font-color="true"/>
    </style:style>
    <style:style style:family="text" style:name="T13">
      <style:text-properties fo:background-color="transparent" loext:char-shading-value="0" officeooo:rsid="004368b4" style:use-window-font-color="true"/>
    </style:style>
    <style:style style:family="text" style:name="T14">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5">
      <style:text-properties fo:background-color="transparent"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ge" style:number-wrapped-paragraphs="no-limit" style:shadow="none" style:vertical-pos="from-top" style:vertical-rel="page" style:wrap="run-through"/>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name="Cadre2" draw:style-name="fr1" draw:z-index="0" svg:width="7.128cm" svg:x="2cm" svg:y="2cm" text:anchor-page-number="1" text:anchor-type="page">
        <draw:text-box fo:min-height="5.226cm">
          <text:p text:style-name="P1"><office:annotation><dc:creator>Gauthier Bastien</dc:creator><dc:date>2011-01-13T14:56:41</dc:date><text:p text:style-name="P15"><text:span text:style-name="T14">do text</text:span></text:p><text:p text:style-name="P15"><text:span text:style-name="T14">from document(at=header, format='odt')</text:span></text:p></office:annotation><text:span text:style-name="T1">Import depuis header.odt</text:span></text:p>
        </draw:text-box>
      </draw:frame>
      <text:p text:style-name="P9"><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11"/>
      <text:p text:style-name="P13">Récépissé de dépôt d'une demande de permis <text:span text:style-name="T10">intégré</text:span></text:p>
      <text:p text:style-name="P13"/>
      <text:p text:style-name="P2"/>
      <text:p text:style-name="P10"/>
      <text:p text:style-name="P3">Je soussigné,</text:p>
      <text:p text:style-name="P3"/>
      <text:p text:style-name="P4">mandaté par <text:span text:style-name="T6">la Commune</text:span> de <text:text-input text:description="">tool.getCityName()</text:text-input>, conformément aux dispositions <text:span text:style-name="T8">du décret du 5 février 2015 relatif aux implantations commerciales</text:span>,</text:p>
      <text:p text:style-name="P3"/>
      <text:p text:style-name="P3">certifie que <text:span text:style-name="T3"><text:text-input text:description="Signalétique des demandeurs">self.getApplicantsSignaletic()</text:text-input></text:span></text:p>
      <text:p text:style-name="P3"/>
      <text:p text:style-name="P5"><office:annotation><dc:creator>bleybaert</dc:creator><dc:date>2018-07-16T14:51:32</dc:date><loext:sender-initials>ble</loext:sender-initials><text:p text:style-name="P15"><text:span text:style-name="T15">do text if self.hasSingleApplicant()</text:span></text:p><text:p text:style-name="P15"><text:span text:style-name="T15"/></text:p></office:annotation><text:span text:style-name="T4">a déposé un dossier relatif à une demande de permis </text:span><text:span text:style-name="T5">intégré</text:span><text:span text:style-name="T4"> ayant pour objet "</text:span><text:span text:style-name="T4"><text:text-input text:description="Objet du permis">self.getLicenceSubject()</text:text-input></text:span><text:span text:style-name="T4">", </text:span><text:span text:style-name="T5">à l'adresse </text:span><text:span text:style-name="T5"><text:text-input text:description="Lieu des travaux">self.getWorkLocationSignaletic()</text:text-input></text:span><text:span text:style-name="T5"><text:s/>et cadastré </text:span><text:span text:style-name="T5"><text:text-input text:description="Détails des parcelles">licence_view.get_parcels()</text:text-input></text:span><text:span text:style-name="T4">.</text:span></text:p>
      <text:p text:style-name="P5"><text:span text:style-name="T4"><office:annotation><dc:creator>bleybaert</dc:creator><dc:date>2018-07-16T14:51:32</dc:date><loext:sender-initials>ble</loext:sender-initials><text:p text:style-name="P15"><text:span text:style-name="T15">do text if not self.hasSingleApplicant()</text:span></text:p><text:p text:style-name="P15"><text:span text:style-name="T15"/></text:p></office:annotation></text:span><text:span text:style-name="T5">ont</text:span><text:span text:style-name="T4"> déposé un dossier relatif à une demande de permis </text:span><text:span text:style-name="T5">intégré</text:span><text:span text:style-name="T4"> ayant pour objet "</text:span><text:span text:style-name="T4"><text:text-input text:description="Objet du permis">self.getLicenceSubject()</text:text-input></text:span><text:span text:style-name="T4">", </text:span><text:span text:style-name="T5">à l'adresse </text:span><text:span text:style-name="T5"><text:text-input text:description="Lieu des travaux">self.getWorkLocationSignaletic()</text:text-input></text:span><text:span text:style-name="T5"><text:s/>et cadastré </text:span><text:span text:style-name="T5"><text:text-input text:description="Détails des parcelles">licence_view.get_parcels()</text:text-input></text:span><text:span text:style-name="T4">.</text:span></text:p>
      <text:p text:style-name="P12"/>
      <text:p text:style-name="P7"><office:annotation><dc:creator>bleybaert</dc:creator><dc:date>2018-11-20T11:43:28.609595569</dc:date><loext:sender-initials>ble</loext:sender-initials><text:p text:style-name="P15"><text:span text:style-name="T15">do text if "DGO3" in licence_helper.regional_authority and "DGO4" in licence_helper.regional_authority</text:span></text:p></office:annotation>Dans les <text:span text:style-name="T9">3</text:span> jours <text:span text:style-name="T9">ouvrables</text:span> de la présente, votre dossier <text:span text:style-name="T8">sera transmis à la </text:span><text:span text:style-name="T11">DGO6, ainsi qu'à la DGO3 et DGO4</text:span><text:span text:style-name="T8"> qui vous communiqueront </text:span>la complétude du dossier ou le <text:span text:style-name="T7">relevé</text:span> des pièces manquantes.</text:p>
      <text:p text:style-name="P8"><office:annotation><dc:creator>bleybaert</dc:creator><dc:date>2018-11-20T11:43:35.570560569</dc:date><loext:sender-initials>ble</loext:sender-initials><text:p text:style-name="P15"><text:span text:style-name="T15">do text if <text:s/>"DGO3" in licence_helper.regional_authority and not "DGO4" in licence_helper.regional_authority</text:span></text:p></office:annotation>Dans les <text:span text:style-name="T9">3</text:span> jours <text:span text:style-name="T9">ouvrables</text:span> de la présente, votre dossier <text:span text:style-name="T8">sera transmis à la </text:span><text:span text:style-name="T11">DGO6, ainsi qu'à la DGO3</text:span><text:span text:style-name="T8"> qui vous communiqueront </text:span>la complétude du dossier ou le <text:span text:style-name="T7">relevé</text:span> des pièces manquantes.</text:p>
      <text:p text:style-name="P8"><office:annotation><dc:creator>bleybaert</dc:creator><dc:date>2018-11-20T11:43:39.162220459</dc:date><loext:sender-initials>ble</loext:sender-initials><text:p text:style-name="P15"><text:span text:style-name="T15">do text if "DGO4" in licence_helper.regional_authority and not "DGO3" in licence_helper.regional_authority</text:span></text:p></office:annotation>Dans les <text:span text:style-name="T9">3</text:span> jours <text:span text:style-name="T9">ouvrables</text:span> de la présente, votre dossier <text:span text:style-name="T8">sera transmis à la </text:span><text:span text:style-name="T11">DGO6, ainsi qu'à la DGO</text:span><text:span text:style-name="T13">4 </text:span><text:span text:style-name="T12">q</text:span><text:span text:style-name="T8">ui vous communiqueront </text:span>la complétude du dossier ou le <text:span text:style-name="T7">relevé</text:span> des pièces manquantes.</text:p>
      <text:p text:style-name="P6"/>
      <text:p text:style-name="P6">Le présent document ne signifie nullement que le dossier déposé est considéré comme complet et n'a nullement valeur d'accusé de réception au sens de l'article D.IV.33. du CoDT ou des Arrêtés d'exécutions relatifs au permis d'environnement.</text:p>
      <text:p text:style-name="P3"/>
      <text:p text:style-name="P3"/>
      <text:p text:style-name="P2"><text:text-input text:description="Délivré à xxx le xxx">urbanEventObj.getFormattedDate(forDelivery=True)</text:text-input></text:p>
      <text:p text:style-name="P2"/>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 style:font-size-asian="12pt" style:font-size-complex="12pt" style:font-weight-asian="bold" style:font-weight-complex="bold"/>
    </style:style>
    <style:style style:family="paragraph" style:name="P2" style:parent-style-name="UrbanBody">
      <style:text-properties fo:font-size="10.5pt" style:font-name="Arial" style:font-size-asian="10.5pt" style:font-size-complex="10.5pt"/>
    </style:style>
    <style:style style:family="paragraph" style:name="P3" style:parent-style-name="UrbanBody">
      <style:paragraph-properties fo:text-align="justify" style:justify-single-word="false"/>
      <style:text-properties fo:font-size="10.5pt" style:font-name="Arial" style:font-size-asian="10.5pt" style:font-size-complex="10.5pt"/>
    </style:style>
    <style:style style:family="paragraph" style:name="P4" style:parent-style-name="UrbanBody">
      <style:paragraph-properties fo:text-align="justify" style:justify-single-word="false"/>
      <style:text-properties fo:font-size="10.5pt" officeooo:paragraph-rsid="00254598" style:font-name="Arial" style:font-size-asian="10.5pt" style:font-size-complex="10.5pt"/>
    </style:style>
    <style:style style:family="paragraph" style:name="P5" style:parent-style-name="UrbanBody">
      <style:paragraph-properties fo:text-align="justify" style:justify-single-word="false"/>
      <style:text-properties fo:font-size="10.5pt" officeooo:paragraph-rsid="00318e78" style:font-name="Arial" style:font-size-asian="10.5pt" style:font-size-complex="10.5pt"/>
    </style:style>
    <style:style style:family="paragraph" style:name="P6" style:parent-style-name="UrbanBody">
      <style:paragraph-properties fo:text-align="justify" style:justify-single-word="false"/>
      <style:text-properties fo:font-size="10.5pt" officeooo:paragraph-rsid="001beed8" officeooo:rsid="001beed8" style:font-name="Arial" style:font-size-asian="10.5pt" style:font-size-complex="10.5pt"/>
    </style:style>
    <style:style style:family="paragraph" style:name="P7" style:parent-style-name="UrbanBody">
      <style:paragraph-properties fo:text-align="justify" style:justify-single-word="false"/>
      <style:text-properties fo:font-size="10.5pt" officeooo:paragraph-rsid="00215c28" officeooo:rsid="001beed8" style:font-name="Arial" style:font-size-asian="10.5pt" style:font-size-complex="10.5pt"/>
    </style:style>
    <style:style style:family="paragraph" style:name="P8" style:parent-style-name="UrbanBody">
      <style:paragraph-properties fo:text-align="justify" style:justify-single-word="false"/>
      <style:text-properties fo:font-size="10.5pt" officeooo:paragraph-rsid="0034ba06" officeooo:rsid="001beed8" style:font-name="Arial" style:font-size-asian="10.5pt" style:font-size-complex="10.5pt"/>
    </style:style>
    <style:style style:family="paragraph" style:name="P9" style:parent-style-name="UrbanBody">
      <style:paragraph-properties fo:text-align="end" style:justify-single-word="false"/>
      <style:text-properties fo:font-size="10.5pt" officeooo:paragraph-rsid="00292575" officeooo:rsid="001dc90b" style:font-name="Arial" style:font-size-asian="10.5pt" style:font-size-complex="10.5pt"/>
    </style:style>
    <style:style style:family="paragraph" style:name="P10" style:parent-style-name="UrbanBody">
      <style:text-properties fo:font-size="10.5pt" officeooo:paragraph-rsid="0024c33e" style:font-name="Arial" style:font-size-asian="10.5pt" style:font-size-complex="10.5pt"/>
    </style:style>
    <style:style style:family="paragraph" style:name="P11" style:parent-style-name="UrbanBody">
      <style:text-properties fo:font-size="10.5pt" style:font-name="Arial" style:font-size-asian="9.14999961853027pt" style:font-size-complex="10.5pt"/>
    </style:style>
    <style:style style:family="paragraph" style:name="P12" style:parent-style-name="UrbanBody">
      <style:paragraph-properties fo:text-align="justify" style:justify-single-word="false"/>
      <style:text-properties fo:font-size="10.5pt" officeooo:rsid="001beed8" style:font-name="Arial" style:font-size-asian="10.5pt" style:font-size-complex="10.5pt" style:text-line-through-style="none" style:text-line-through-type="none"/>
    </style:style>
    <style:style style:family="paragraph" style:name="P13" style:parent-style-name="UrbanTitle">
      <style:text-properties fo:font-size="14pt" style:font-name="Arial" style:font-size-asian="14pt" style:font-size-complex="14pt" style:text-underline-style="none"/>
    </style:style>
    <style:style style:family="paragraph" style:name="P14" style:parent-style-name="UrbanTitle">
      <style:text-properties fo:font-size="14pt" style:font-name="Arial" style:font-size-asian="14pt" style:font-size-complex="14pt" style:text-underline-style="none"/>
    </style:style>
    <style:style style:family="paragraph" style:name="P15">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style-complex="normal" style:font-weight-asian="normal" style:font-weight-complex="normal"/>
    </style:style>
    <style:style style:family="text" style:name="T2">
      <style:text-properties fo:font-style="normal" fo:font-weight="normal" style:font-style-asian="normal" style:font-weight-asian="normal" style:font-weight-complex="normal" style:text-underline-style="none"/>
    </style:style>
    <style:style style:family="text" style:name="T3">
      <style:text-properties fo:font-weight="bold" style:font-weight-asian="bold" style:font-weight-complex="bold"/>
    </style:style>
    <style:style style:family="text" style:name="T4">
      <style:text-properties style:text-line-through-style="none" style:text-line-through-type="none"/>
    </style:style>
    <style:style style:family="text" style:name="T5">
      <style:text-properties officeooo:rsid="00318e78" style:text-line-through-style="none" style:text-line-through-type="none"/>
    </style:style>
    <style:style style:family="text" style:name="T6">
      <style:text-properties officeooo:rsid="001b2579"/>
    </style:style>
    <style:style style:family="text" style:name="T7">
      <style:text-properties officeooo:rsid="001c8461"/>
    </style:style>
    <style:style style:family="text" style:name="T8">
      <style:text-properties officeooo:rsid="00215c28"/>
    </style:style>
    <style:style style:family="text" style:name="T9">
      <style:text-properties officeooo:rsid="0022de2e"/>
    </style:style>
    <style:style style:family="text" style:name="T10">
      <style:text-properties officeooo:rsid="002f3a71"/>
    </style:style>
    <style:style style:family="text" style:name="T11">
      <style:text-properties fo:background-color="transparent" loext:char-shading-value="0" officeooo:rsid="0034ba06" style:use-window-font-color="true"/>
    </style:style>
    <style:style style:family="text" style:name="T12">
      <style:text-properties fo:background-color="transparent" loext:char-shading-value="0" officeooo:rsid="00417286" style:use-window-font-color="true"/>
    </style:style>
    <style:style style:family="text" style:name="T13">
      <style:text-properties fo:background-color="transparent" loext:char-shading-value="0" officeooo:rsid="004368b4" style:use-window-font-color="true"/>
    </style:style>
    <style:style style:family="text" style:name="T14">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5">
      <style:text-properties fo:background-color="transparent"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ge" style:number-wrapped-paragraphs="no-limit" style:shadow="none" style:vertical-pos="from-top" style:vertical-rel="page" style:wrap="run-through"/>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name="Cadre2" draw:style-name="fr1" draw:z-index="0" svg:width="7.128cm" svg:x="2cm" svg:y="2cm" text:anchor-page-number="1" text:anchor-type="page">
        <draw:text-box fo:min-height="5.226cm">
          <text:p text:style-name="P1"><office:annotation><dc:creator>Gauthier Bastien</dc:creator><dc:date>2011-01-13T14:56:41</dc:date><text:p text:style-name="P15"><text:span text:style-name="T14">do text</text:span></text:p><text:p text:style-name="P15"><text:span text:style-name="T14">from document(at=header, format='odt')</text:span></text:p></office:annotation><text:span text:style-name="T1">Import depuis header.odt</text:span></text:p>
        </draw:text-box>
      </draw:frame>
      <text:p text:style-name="P9"><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11"/>
      <text:p text:style-name="P13">Récépissé de dépôt d'une demande de permis <text:span text:style-name="T10">intégré</text:span></text:p>
      <text:p text:style-name="P13"/>
      <text:p text:style-name="P2"/>
      <text:p text:style-name="P10"/>
      <text:p text:style-name="P3">Je soussigné,</text:p>
      <text:p text:style-name="P3"/>
      <text:p text:style-name="P4">mandaté par <text:span text:style-name="T6">la Commune</text:span> de <text:text-input text:description="">tool.getCityName()</text:text-input>, conformément aux dispositions <text:span text:style-name="T8">du décret du 5 février 2015 relatif aux implantations commerciales</text:span>,</text:p>
      <text:p text:style-name="P3"/>
      <text:p text:style-name="P3">certifie que <text:span text:style-name="T3"><text:text-input text:description="Signalétique des demandeurs">self.getApplicantsSignaletic()</text:text-input></text:span></text:p>
      <text:p text:style-name="P3"/>
      <text:p text:style-name="P5"><office:annotation><dc:creator>bleybaert</dc:creator><dc:date>2018-07-16T14:51:32</dc:date><loext:sender-initials>ble</loext:sender-initials><text:p text:style-name="P15"><text:span text:style-name="T15">do text if self.hasSingleApplicant()</text:span></text:p><text:p text:style-name="P15"><text:span text:style-name="T15"/></text:p></office:annotation><text:span text:style-name="T4">a déposé un dossier relatif à une demande de permis </text:span><text:span text:style-name="T5">intégré</text:span><text:span text:style-name="T4"> ayant pour objet "</text:span><text:span text:style-name="T4"><text:text-input text:description="Objet du permis">self.getLicenceSubject()</text:text-input></text:span><text:span text:style-name="T4">", </text:span><text:span text:style-name="T5">à l'adresse </text:span><text:span text:style-name="T5"><text:text-input text:description="Lieu des travaux">self.getWorkLocationSignaletic()</text:text-input></text:span><text:span text:style-name="T5"><text:s/>et cadastré </text:span><text:span text:style-name="T5"><text:text-input text:description="Détails des parcelles">licence_view.get_parcels()</text:text-input></text:span><text:span text:style-name="T4">.</text:span></text:p>
      <text:p text:style-name="P5"><text:span text:style-name="T4"><office:annotation><dc:creator>bleybaert</dc:creator><dc:date>2018-07-16T14:51:32</dc:date><loext:sender-initials>ble</loext:sender-initials><text:p text:style-name="P15"><text:span text:style-name="T15">do text if not self.hasSingleApplicant()</text:span></text:p><text:p text:style-name="P15"><text:span text:style-name="T15"/></text:p></office:annotation></text:span><text:span text:style-name="T5">ont</text:span><text:span text:style-name="T4"> déposé un dossier relatif à une demande de permis </text:span><text:span text:style-name="T5">intégré</text:span><text:span text:style-name="T4"> ayant pour objet "</text:span><text:span text:style-name="T4"><text:text-input text:description="Objet du permis">self.getLicenceSubject()</text:text-input></text:span><text:span text:style-name="T4">", </text:span><text:span text:style-name="T5">à l'adresse </text:span><text:span text:style-name="T5"><text:text-input text:description="Lieu des travaux">self.getWorkLocationSignaletic()</text:text-input></text:span><text:span text:style-name="T5"><text:s/>et cadastré </text:span><text:span text:style-name="T5"><text:text-input text:description="Détails des parcelles">licence_view.get_parcels()</text:text-input></text:span><text:span text:style-name="T4">.</text:span></text:p>
      <text:p text:style-name="P12"/>
      <text:p text:style-name="P7"><office:annotation><dc:creator>bleybaert</dc:creator><dc:date>2018-11-20T11:43:28.609595569</dc:date><loext:sender-initials>ble</loext:sender-initials><text:p text:style-name="P15"><text:span text:style-name="T15">do text if "DGO3" in licence_helper.regional_authority and "DGO4" in licence_helper.regional_authority</text:span></text:p></office:annotation>Dans les <text:span text:style-name="T9">3</text:span> jours <text:span text:style-name="T9">ouvrables</text:span> de la présente, votre dossier <text:span text:style-name="T8">sera transmis à la </text:span><text:span text:style-name="T11">DGO6, ainsi qu'à la DGO3 et DGO4</text:span><text:span text:style-name="T8"> qui vous communiqueront </text:span>la complétude du dossier ou le <text:span text:style-name="T7">relevé</text:span> des pièces manquantes.</text:p>
      <text:p text:style-name="P8"><office:annotation><dc:creator>bleybaert</dc:creator><dc:date>2018-11-20T11:43:35.570560569</dc:date><loext:sender-initials>ble</loext:sender-initials><text:p text:style-name="P15"><text:span text:style-name="T15">do text if <text:s/>"DGO3" in licence_helper.regional_authority and not "DGO4" in licence_helper.regional_authority</text:span></text:p></office:annotation>Dans les <text:span text:style-name="T9">3</text:span> jours <text:span text:style-name="T9">ouvrables</text:span> de la présente, votre dossier <text:span text:style-name="T8">sera transmis à la </text:span><text:span text:style-name="T11">DGO6, ainsi qu'à la DGO3</text:span><text:span text:style-name="T8"> qui vous communiqueront </text:span>la complétude du dossier ou le <text:span text:style-name="T7">relevé</text:span> des pièces manquantes.</text:p>
      <text:p text:style-name="P8"><office:annotation><dc:creator>bleybaert</dc:creator><dc:date>2018-11-20T11:43:39.162220459</dc:date><loext:sender-initials>ble</loext:sender-initials><text:p text:style-name="P15"><text:span text:style-name="T15">do text if "DGO4" in licence_helper.regional_authority and not "DGO3" in licence_helper.regional_authority</text:span></text:p></office:annotation>Dans les <text:span text:style-name="T9">3</text:span> jours <text:span text:style-name="T9">ouvrables</text:span> de la présente, votre dossier <text:span text:style-name="T8">sera transmis à la </text:span><text:span text:style-name="T11">DGO6, ainsi qu'à la DGO</text:span><text:span text:style-name="T13">4 </text:span><text:span text:style-name="T12">q</text:span><text:span text:style-name="T8">ui vous communiqueront </text:span>la complétude du dossier ou le <text:span text:style-name="T7">relevé</text:span> des pièces manquantes.</text:p>
      <text:p text:style-name="P6"/>
      <text:p text:style-name="P6">Le présent document ne signifie nullement que le dossier déposé est considéré comme complet et n'a nullement valeur d'accusé de réception au sens de l'article D.IV.33. du CoDT ou des Arrêtés d'exécutions relatifs au permis d'environnement.</text:p>
      <text:p text:style-name="P3"/>
      <text:p text:style-name="P3"/>
      <text:p text:style-name="P2"><text:text-input text:description="Délivré à xxx le xxx">urbanEventObj.getFormattedDate(forDelivery=True)</text:text-input></text:p>
      <text:p text:style-name="P2"/>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 style:font-size-asian="12pt" style:font-size-complex="12pt" style:font-weight-asian="bold" style:font-weight-complex="bold"/>
    </style:style>
    <style:style style:family="paragraph" style:name="P2" style:parent-style-name="UrbanBody">
      <style:text-properties fo:font-size="10.5pt" style:font-name="Arial" style:font-size-asian="10.5pt" style:font-size-complex="10.5pt"/>
    </style:style>
    <style:style style:family="paragraph" style:name="P3" style:parent-style-name="UrbanBody">
      <style:paragraph-properties fo:text-align="justify" style:justify-single-word="false"/>
      <style:text-properties fo:font-size="10.5pt" style:font-name="Arial" style:font-size-asian="10.5pt" style:font-size-complex="10.5pt"/>
    </style:style>
    <style:style style:family="paragraph" style:name="P4" style:parent-style-name="UrbanBody">
      <style:paragraph-properties fo:text-align="justify" style:justify-single-word="false"/>
      <style:text-properties fo:font-size="10.5pt" officeooo:paragraph-rsid="00254598" style:font-name="Arial" style:font-size-asian="10.5pt" style:font-size-complex="10.5pt"/>
    </style:style>
    <style:style style:family="paragraph" style:name="P5" style:parent-style-name="UrbanBody">
      <style:paragraph-properties fo:text-align="justify" style:justify-single-word="false"/>
      <style:text-properties fo:font-size="10.5pt" officeooo:paragraph-rsid="00318e78" style:font-name="Arial" style:font-size-asian="10.5pt" style:font-size-complex="10.5pt"/>
    </style:style>
    <style:style style:family="paragraph" style:name="P6" style:parent-style-name="UrbanBody">
      <style:paragraph-properties fo:text-align="justify" style:justify-single-word="false"/>
      <style:text-properties fo:font-size="10.5pt" officeooo:paragraph-rsid="001beed8" officeooo:rsid="001beed8" style:font-name="Arial" style:font-size-asian="10.5pt" style:font-size-complex="10.5pt"/>
    </style:style>
    <style:style style:family="paragraph" style:name="P7" style:parent-style-name="UrbanBody">
      <style:paragraph-properties fo:text-align="justify" style:justify-single-word="false"/>
      <style:text-properties fo:font-size="10.5pt" officeooo:paragraph-rsid="00215c28" officeooo:rsid="001beed8" style:font-name="Arial" style:font-size-asian="10.5pt" style:font-size-complex="10.5pt"/>
    </style:style>
    <style:style style:family="paragraph" style:name="P8" style:parent-style-name="UrbanBody">
      <style:paragraph-properties fo:text-align="justify" style:justify-single-word="false"/>
      <style:text-properties fo:font-size="10.5pt" officeooo:paragraph-rsid="0034ba06" officeooo:rsid="001beed8" style:font-name="Arial" style:font-size-asian="10.5pt" style:font-size-complex="10.5pt"/>
    </style:style>
    <style:style style:family="paragraph" style:name="P9" style:parent-style-name="UrbanBody">
      <style:paragraph-properties fo:text-align="end" style:justify-single-word="false"/>
      <style:text-properties fo:font-size="10.5pt" officeooo:paragraph-rsid="00292575" officeooo:rsid="001dc90b" style:font-name="Arial" style:font-size-asian="10.5pt" style:font-size-complex="10.5pt"/>
    </style:style>
    <style:style style:family="paragraph" style:name="P10" style:parent-style-name="UrbanBody">
      <style:text-properties fo:font-size="10.5pt" officeooo:paragraph-rsid="0024c33e" style:font-name="Arial" style:font-size-asian="10.5pt" style:font-size-complex="10.5pt"/>
    </style:style>
    <style:style style:family="paragraph" style:name="P11" style:parent-style-name="UrbanBody">
      <style:text-properties fo:font-size="10.5pt" style:font-name="Arial" style:font-size-asian="9.14999961853027pt" style:font-size-complex="10.5pt"/>
    </style:style>
    <style:style style:family="paragraph" style:name="P12" style:parent-style-name="UrbanBody">
      <style:paragraph-properties fo:text-align="justify" style:justify-single-word="false"/>
      <style:text-properties fo:font-size="10.5pt" officeooo:rsid="001beed8" style:font-name="Arial" style:font-size-asian="10.5pt" style:font-size-complex="10.5pt" style:text-line-through-style="none" style:text-line-through-type="none"/>
    </style:style>
    <style:style style:family="paragraph" style:name="P13" style:parent-style-name="UrbanTitle">
      <style:text-properties fo:font-size="14pt" style:font-name="Arial" style:font-size-asian="14pt" style:font-size-complex="14pt" style:text-underline-style="none"/>
    </style:style>
    <style:style style:family="paragraph" style:name="P14" style:parent-style-name="UrbanTitle">
      <style:text-properties fo:font-size="14pt" style:font-name="Arial" style:font-size-asian="14pt" style:font-size-complex="14pt" style:text-underline-style="none"/>
    </style:style>
    <style:style style:family="paragraph" style:name="P15">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style-complex="normal" style:font-weight-asian="normal" style:font-weight-complex="normal"/>
    </style:style>
    <style:style style:family="text" style:name="T2">
      <style:text-properties fo:font-style="normal" fo:font-weight="normal" style:font-style-asian="normal" style:font-weight-asian="normal" style:font-weight-complex="normal" style:text-underline-style="none"/>
    </style:style>
    <style:style style:family="text" style:name="T3">
      <style:text-properties fo:font-weight="bold" style:font-weight-asian="bold" style:font-weight-complex="bold"/>
    </style:style>
    <style:style style:family="text" style:name="T4">
      <style:text-properties style:text-line-through-style="none" style:text-line-through-type="none"/>
    </style:style>
    <style:style style:family="text" style:name="T5">
      <style:text-properties officeooo:rsid="00318e78" style:text-line-through-style="none" style:text-line-through-type="none"/>
    </style:style>
    <style:style style:family="text" style:name="T6">
      <style:text-properties officeooo:rsid="001b2579"/>
    </style:style>
    <style:style style:family="text" style:name="T7">
      <style:text-properties officeooo:rsid="001c8461"/>
    </style:style>
    <style:style style:family="text" style:name="T8">
      <style:text-properties officeooo:rsid="00215c28"/>
    </style:style>
    <style:style style:family="text" style:name="T9">
      <style:text-properties officeooo:rsid="0022de2e"/>
    </style:style>
    <style:style style:family="text" style:name="T10">
      <style:text-properties officeooo:rsid="002f3a71"/>
    </style:style>
    <style:style style:family="text" style:name="T11">
      <style:text-properties fo:background-color="transparent" loext:char-shading-value="0" officeooo:rsid="0034ba06" style:use-window-font-color="true"/>
    </style:style>
    <style:style style:family="text" style:name="T12">
      <style:text-properties fo:background-color="transparent" loext:char-shading-value="0" officeooo:rsid="00417286" style:use-window-font-color="true"/>
    </style:style>
    <style:style style:family="text" style:name="T13">
      <style:text-properties fo:background-color="transparent" loext:char-shading-value="0" officeooo:rsid="004368b4" style:use-window-font-color="true"/>
    </style:style>
    <style:style style:family="text" style:name="T14">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5">
      <style:text-properties fo:background-color="transparent"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ge" style:number-wrapped-paragraphs="no-limit" style:shadow="none" style:vertical-pos="from-top" style:vertical-rel="page" style:wrap="run-through"/>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name="Cadre2" draw:style-name="fr1" draw:z-index="0" svg:width="7.128cm" svg:x="2cm" svg:y="2cm" text:anchor-page-number="1" text:anchor-type="page">
        <draw:text-box fo:min-height="5.226cm">
          <text:p text:style-name="P1"><office:annotation><dc:creator>Gauthier Bastien</dc:creator><dc:date>2011-01-13T14:56:41</dc:date><text:p text:style-name="P15"><text:span text:style-name="T14">do text</text:span></text:p><text:p text:style-name="P15"><text:span text:style-name="T14">from document(at=header, format='odt')</text:span></text:p></office:annotation><text:span text:style-name="T1">Import depuis header.odt</text:span></text:p>
        </draw:text-box>
      </draw:frame>
      <text:p text:style-name="P9"><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11"/>
      <text:p text:style-name="P13">Récépissé de dépôt d'une demande de permis <text:span text:style-name="T10">intégré</text:span></text:p>
      <text:p text:style-name="P13"/>
      <text:p text:style-name="P2"/>
      <text:p text:style-name="P10"/>
      <text:p text:style-name="P3">Je soussigné,</text:p>
      <text:p text:style-name="P3"/>
      <text:p text:style-name="P4">mandaté par <text:span text:style-name="T6">la Commune</text:span> de <text:text-input text:description="">tool.getCityName()</text:text-input>, conformément aux dispositions <text:span text:style-name="T8">du décret du 5 février 2015 relatif aux implantations commerciales</text:span>,</text:p>
      <text:p text:style-name="P3"/>
      <text:p text:style-name="P3">certifie que <text:span text:style-name="T3"><text:text-input text:description="Signalétique des demandeurs">self.getApplicantsSignaletic()</text:text-input></text:span></text:p>
      <text:p text:style-name="P3"/>
      <text:p text:style-name="P5"><office:annotation><dc:creator>bleybaert</dc:creator><dc:date>2018-07-16T14:51:32</dc:date><loext:sender-initials>ble</loext:sender-initials><text:p text:style-name="P15"><text:span text:style-name="T15">do text if self.hasSingleApplicant()</text:span></text:p><text:p text:style-name="P15"><text:span text:style-name="T15"/></text:p></office:annotation><text:span text:style-name="T4">a déposé un dossier relatif à une demande de permis </text:span><text:span text:style-name="T5">intégré</text:span><text:span text:style-name="T4"> ayant pour objet "</text:span><text:span text:style-name="T4"><text:text-input text:description="Objet du permis">self.getLicenceSubject()</text:text-input></text:span><text:span text:style-name="T4">", </text:span><text:span text:style-name="T5">à l'adresse </text:span><text:span text:style-name="T5"><text:text-input text:description="Lieu des travaux">self.getWorkLocationSignaletic()</text:text-input></text:span><text:span text:style-name="T5"><text:s/>et cadastré </text:span><text:span text:style-name="T5"><text:text-input text:description="Détails des parcelles">licence_view.get_parcels()</text:text-input></text:span><text:span text:style-name="T4">.</text:span></text:p>
      <text:p text:style-name="P5"><text:span text:style-name="T4"><office:annotation><dc:creator>bleybaert</dc:creator><dc:date>2018-07-16T14:51:32</dc:date><loext:sender-initials>ble</loext:sender-initials><text:p text:style-name="P15"><text:span text:style-name="T15">do text if not self.hasSingleApplicant()</text:span></text:p><text:p text:style-name="P15"><text:span text:style-name="T15"/></text:p></office:annotation></text:span><text:span text:style-name="T5">ont</text:span><text:span text:style-name="T4"> déposé un dossier relatif à une demande de permis </text:span><text:span text:style-name="T5">intégré</text:span><text:span text:style-name="T4"> ayant pour objet "</text:span><text:span text:style-name="T4"><text:text-input text:description="Objet du permis">self.getLicenceSubject()</text:text-input></text:span><text:span text:style-name="T4">", </text:span><text:span text:style-name="T5">à l'adresse </text:span><text:span text:style-name="T5"><text:text-input text:description="Lieu des travaux">self.getWorkLocationSignaletic()</text:text-input></text:span><text:span text:style-name="T5"><text:s/>et cadastré </text:span><text:span text:style-name="T5"><text:text-input text:description="Détails des parcelles">licence_view.get_parcels()</text:text-input></text:span><text:span text:style-name="T4">.</text:span></text:p>
      <text:p text:style-name="P12"/>
      <text:p text:style-name="P7"><office:annotation><dc:creator>bleybaert</dc:creator><dc:date>2018-11-20T11:43:28.609595569</dc:date><loext:sender-initials>ble</loext:sender-initials><text:p text:style-name="P15"><text:span text:style-name="T15">do text if "DGO3" in licence_helper.regional_authority and "DGO4" in licence_helper.regional_authority</text:span></text:p></office:annotation>Dans les <text:span text:style-name="T9">3</text:span> jours <text:span text:style-name="T9">ouvrables</text:span> de la présente, votre dossier <text:span text:style-name="T8">sera transmis à la </text:span><text:span text:style-name="T11">DGO6, ainsi qu'à la DGO3 et DGO4</text:span><text:span text:style-name="T8"> qui vous communiqueront </text:span>la complétude du dossier ou le <text:span text:style-name="T7">relevé</text:span> des pièces manquantes.</text:p>
      <text:p text:style-name="P8"><office:annotation><dc:creator>bleybaert</dc:creator><dc:date>2018-11-20T11:43:35.570560569</dc:date><loext:sender-initials>ble</loext:sender-initials><text:p text:style-name="P15"><text:span text:style-name="T15">do text if <text:s/>"DGO3" in licence_helper.regional_authority and not "DGO4" in licence_helper.regional_authority</text:span></text:p></office:annotation>Dans les <text:span text:style-name="T9">3</text:span> jours <text:span text:style-name="T9">ouvrables</text:span> de la présente, votre dossier <text:span text:style-name="T8">sera transmis à la </text:span><text:span text:style-name="T11">DGO6, ainsi qu'à la DGO3</text:span><text:span text:style-name="T8"> qui vous communiqueront </text:span>la complétude du dossier ou le <text:span text:style-name="T7">relevé</text:span> des pièces manquantes.</text:p>
      <text:p text:style-name="P8"><office:annotation><dc:creator>bleybaert</dc:creator><dc:date>2018-11-20T11:43:39.162220459</dc:date><loext:sender-initials>ble</loext:sender-initials><text:p text:style-name="P15"><text:span text:style-name="T15">do text if "DGO4" in licence_helper.regional_authority and not "DGO3" in licence_helper.regional_authority</text:span></text:p></office:annotation>Dans les <text:span text:style-name="T9">3</text:span> jours <text:span text:style-name="T9">ouvrables</text:span> de la présente, votre dossier <text:span text:style-name="T8">sera transmis à la </text:span><text:span text:style-name="T11">DGO6, ainsi qu'à la DGO</text:span><text:span text:style-name="T13">4 </text:span><text:span text:style-name="T12">q</text:span><text:span text:style-name="T8">ui vous communiqueront </text:span>la complétude du dossier ou le <text:span text:style-name="T7">relevé</text:span> des pièces manquantes.</text:p>
      <text:p text:style-name="P6"/>
      <text:p text:style-name="P6">Le présent document ne signifie nullement que le dossier déposé est considéré comme complet et n'a nullement valeur d'accusé de réception au sens de l'article D.IV.33. du CoDT ou des Arrêtés d'exécutions relatifs au permis d'environnement.</text:p>
      <text:p text:style-name="P3"/>
      <text:p text:style-name="P3"/>
      <text:p text:style-name="P2"><text:text-input text:description="Délivré à xxx le xxx">urbanEventObj.getFormattedDate(forDelivery=True)</text:text-input></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2-19T10:01:20.050359976</dc:date>
    <dc:language>fr-FR</dc:language>
    <meta:editing-cycles>130</meta:editing-cycles>
    <meta:editing-duration>PT14H27M56S</meta:editing-duration>
    <meta:document-statistic meta:table-count="0" meta:image-count="0" meta:object-count="0" meta:page-count="1" meta:paragraph-count="13" meta:word-count="245" meta:character-count="1591" meta:non-whitespace-character-count="1389"/>
    <meta:user-defined meta:name="Info 1"/>
    <meta:user-defined meta:name="Info 2"/>
    <meta:user-defined meta:name="Info 3"/>
    <meta:user-defined meta:name="Info 4"/>
  </office:meta>
</office:document-meta>
</file>